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Droid Sans Devanagari1" svg:font-family="'Droid Sans Devanagari'" style:font-family-generic="swis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in" fo:margin-right="0in" fo:line-height="200%" fo:text-indent="0in" style:auto-text-indent="false" style:writing-mode="lr-tb"/>
    </style:style>
    <style:style style:name="P2" style:family="paragraph" style:parent-style-name="Standard" style:master-page-name="Standard">
      <style:paragraph-properties fo:margin-left="0in" fo:margin-right="0in" fo:line-height="200%" fo:text-indent="0in" style:auto-text-indent="false" style:page-number="auto" style:writing-mode="lr-tb"/>
    </style:style>
    <style:style style:name="T1" style:family="text">
      <style:text-properties style:font-name="Liberation Serif"/>
    </style:style>
    <style:style style:name="T2" style:family="text">
      <style:text-properties style:font-name="Liberation Serif"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ext:tab/>Panama had been on the march to his hometown for a few hours now, awaiting to step foot into the Hunt's uncontested grounds before taking flight with the rest of his men. His translator, Carbon, saved his voice for whenever they passed near or through the borders of a city-state and aroused the suspicions of guardsmen, often entirely censoring the insulting rhetoric each group wished to spew, acting as a diplomat. The soldiers, however, seemed content to share stories of life before the civil war - when most of them were still but chicks fed from the mouths of their mothers. </text:span></text:p>
      <text:p text:style-name="P1"><text:span text:style-name="T1"><text:tab/>The Hunt was a contrarian government; it did not exist to unify its provinces. Rather, the goal of the coalition, ever since its founders were ousted from the Unidad, was to ensure the division of powers. Thus, every town Panama (or any other Huntsman) conquered was reformed in fire to become self-sufficient, and anarchic-monarchism replaced or sat atop the local legislature to enforce protectionist and isolationist policies. Most </text:span><text:span text:style-name="T2">conquest</text:span><text:span text:style-name="T1"> was of Unidad, but bodies sympathetic to the republic were subject to incursions too.</text:span></text:p>
      <text:p text:style-name="P1"><text:span text:style-name="T1"><text:tab/>The crow himself was proud of his service - he found fulfillment in being the sword of justice to states he viewed in contempt: slavers, racketeers, and traffickers were all undesirables he felt had to be purged. Sometimes, he almost seemed a noble angel of death, and a merciless one at that. The impression he gave new converts of the separatist movement was one of stern salvation, a symbol of welcome respite from the corruption and lenience of Unidad, and an assurance of security and prosperity to those coming from the independent territories.</text:span></text:p>
      <text:p text:style-name="P1"><text:span text:style-name="T1"><text:tab/>Yet none of this concerned Panama, for his mind was absorbed in a hen's bosom. He had taken almost immediately to Gwendolyn. It was so hard to find a mate on the road, but he planned on seeing her much more in the future, and so he kept himself entertained with thoughts of getting to know and bond with her.</text:span></text:p>
      <text:p text:style-name="P1"><text:span text:style-name="T1"><text:tab/>Meanwhile, Lucius &amp; Aneurin had set off to Vega, the drop-off point. Lux inquired if the spot had any significance behind it, to which Aneurin responded. "Yes, it's where Twinleaf and I met. She'd been working for the local university, and when Unidad came looking for scientists, she jumped on the chance to escape boredom by working for me. I guess she never realized working for the military meant working on weapons."</text:span></text:p>
      <text:p text:style-name="P1"><text:span text:style-name="T1"><text:tab/>"Yet she still runs with them, huh?"</text:span></text:p>
      <text:p text:style-name="P1"><text:span text:style-name="T1"><text:tab/>"By the time she was ready to leave, boy, the war was already over. She'd done her job, and so they kept employed after the fact. Luckily, she had her doubts from the start, so when I rescued Leora, I could count on her to abet me."</text:span></text:p>
      <text:p text:style-name="P1"><text:span text:style-name="T1"><text:tab/>"And how </text:span><text:span text:style-name="T2">did</text:span><text:span text:style-name="T1"> you come across Leora?"</text:span></text:p>
      <text:p text:style-name="P1"><text:span text:style-name="T1"><text:tab/>"Not even she knows that. Maybe I'll tell you sometime when we're off our feet."</text:span></text:p>
      <text:p text:style-name="P1"><text:span text:style-name="T1"><text:tab/>"As you wish, old man."</text:span></text:p>
      <text:p text:style-name="P1"><text:span text:style-name="T1"><text:tab/>The two eventually arrived at Vega: a luscious botanist’s dream. Dozens upon dozens of decorated herbivorous creatures roamed the streets, from lizards to deer, wearing all manner of floral adornments. Houses and stores alike were painted with plants of ink, while the businesses held names such </text:span><text:span text:style-name="T2">The Rose Theater</text:span><text:span text:style-name="T1"> and </text:span><text:span text:style-name="T2">Violet Violins &amp; Other Instruments</text:span><text:span text:style-name="T1">.</text:span></text:p>
      <text:p text:style-name="P1"><text:span text:style-name="T1"><text:tab/>“Ah, yes, Twinleaf’s old home, just as pretty as I remember it,” Aneurin remarked.</text:span></text:p>
      <text:p text:style-name="P1"><text:span text:style-name="T1"><text:tab/>“And you didn’t think for a </text:span><text:span text:style-name="T2">damned second</text:span><text:span text:style-name="T1"> to try to blend in while we’re here?” Lucius chastised the goat, signaling him to follow, to which Aneurin obeyed reluctantly.</text:span></text:p>
      <text:p text:style-name="P1"><text:span text:style-name="T1"><text:tab/>“Excuse me miss,” said the cat as he approached a withered looking hyena selling her wares on the street, “do you happen to have any clothing or jewelry for sale for a couple of newcomers to the province?” he asked, gesturing to Aneurin.</text:span></text:p>
      <text:p text:style-name="P1"><text:span text:style-name="T1"><text:tab/>“Sure thing, though I gotta ask first, and forgive the intrusion, but is there a reason your friend here is decked out in a full suit of armor? You’re wearing some nice farmhand’s clothes while this guy over here looks like he just got back from war,” she joked, beginning to measure the cat’s neck and browse through her necklaces, setting a few up for purchase.</text:span></text:p>
      <text:p text:style-name="P1"><text:span text:style-name="T1"><text:tab/>“This armor is the only thing keeping me upright now, miss. It supports my legs.</text:span></text:p>
      <text:p text:style-name="P1"><text:span text:style-name="T1"><text:tab/>“But it </text:span><text:span text:style-name="T2">is</text:span><text:span text:style-name="T1"> armor. From whence?” she inquired skeptically with a sudden shift in body language.</text:span></text:p>
      <text:p text:style-name="P1"><text:span text:style-name="T1"><text:tab/>“I prefer not to speak of that.”</text:span></text:p>
      <text:p text:style-name="P1"><text:span text:style-name="T1"><text:tab/>“I suppose you don’t. Say, you two, what about a matching pair of black rose corsets? I’m Daisy, by the way.” suggested the hyena, seeming to turn back to a cheery demeanor and outstretching her paw to Lucius.</text:span></text:p>
      <text:p text:style-name="P1"><text:span text:style-name="T1"><text:tab/>“That sounds great, Daisy. How much for the couple?” asked the cat, as he took the hyena’s paw in his own and shook it gently.</text:span></text:p>
      <text:p text:style-name="P1"><text:span text:style-name="T1"><text:tab/>“Twenty myriads or a Vega. Don’t have change, sorry to say. I’m strapped for any coin at all today.”</text:span></text:p>
      <text:p text:style-name="P1"><text:span text:style-name="T1"><text:tab/>Lucius tilted his head, popping a question, “Business been a trouble?”</text:span></text:p>
      <text:p text:style-name="P1"><text:span text:style-name="T1"><text:tab/>“No, but I’m trying to be frugal to pay for my son’s funeral...” she sighed, seemingly trying to detach herself.</text:span></text:p>
      <text:p text:style-name="P1"><text:span text:style-name="T1"><text:tab/>“Then take the myriads, and more importantly, take care of yourself, dear,” replied the cat, dropping the coin on the stand and gently taking the offered corsets, patting Daisy’s shoulder before beginning to leave. “Come along, Aneurin,” said Lucius, motioning for the goat to follow.</text:span></text:p>
      <text:p text:style-name="P1"><text:span text:style-name="T1"><text:tab/>“I’m sorry about your son, Daisy,” said Aneurin, beginning to leave, before the cat heard her mutter under her breath.</text:span></text:p>
      <text:p text:style-name="P1"><text:soft-page-break/><text:span text:style-name="T1"><text:tab/>“You should be.” Lucius nervously tugged Aneurin quickly out of sight, fastened their corsets on, and continued attempting to get lost in the crowd. “I don’t think she liked you, old man.”</text:span></text:p>
      <text:p text:style-name="P1"><text:span text:style-name="T1"><text:tab/>“Whatever gave you that impression, boy?”</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Droid Sans Devanagari1" svg:font-family="'Droid Sans Devanagari'" style:font-family-generic="swis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Devanagari" svg:font-family="'Droid Sans Devanagari'" style:font-family-generic="system" style:font-pitch="variable"/>
    <style:font-face style:name="Liberation Serif1" svg:font-family="'Liberation Serif'"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auto"/>
      <style:text-properties style:font-name="Calibri" fo:font-family="Calibri" style:font-family-generic="roman" style:font-pitch="variable" fo:font-size="12pt" fo:language="en" fo:country="US" style:letter-kerning="true" style:font-name-asian="Times New Roman" style:font-family-asian="'Times New Roman'" style:font-family-generic-asian="system" style:font-pitch-asian="variable" style:font-size-asian="12pt" style:language-asian="en" style:country-asian="US"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language-complex="ar" style:country-complex="SA"/>
    </style:style>
    <style:style style:name="Text_20_body" style:display-name="Text body" style:family="paragraph" style:parent-style-name="Standard" style:default-outline-level="" style:class="text">
      <style:paragraph-properties fo:margin-top="0in" fo:margin-bottom="0.0972in" loext:contextual-spacing="false" fo:line-height="115%"/>
      <style:text-properties style:language-complex="ar" style:country-complex="SA"/>
    </style:style>
    <style:style style:name="List" style:family="paragraph" style:parent-style-name="Text_20_body" style:default-outline-level="" style:class="list">
      <style:paragraph-properties fo:margin-top="0in" fo:margin-bottom="0.0972in" loext:contextual-spacing="false" fo:line-height="115%"/>
      <style:text-properties style:language-complex="ar" style:country-complex="S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default-outline-level="" style:class="index">
      <style:text-properties style:language-complex="ar" style:country-complex="SA"/>
    </style:style>
    <style:style style:name="DocumentMap" style:family="paragraph" style:default-outline-level="">
      <style:paragraph-properties fo:text-align="start" style:justify-single-word="false" fo:orphans="2" fo:widows="2" fo:hyphenation-ladder-count="no-limit" style:vertical-align="auto"/>
      <style:text-properties style:font-name="Calibri" fo:font-family="Calibri" style:font-family-generic="roman" style:font-pitch="variable" fo:font-size="12pt" fo:language="en" fo:country="US" style:letter-kerning="true" style:font-name-asian="Times New Roman" style:font-family-asian="'Times New Roman'" style:font-family-generic-asian="system" style:font-pitch-asian="variable" style:font-size-asian="12pt" style:language-asian="en" style:country-asian="US"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caption" style:family="paragraph" style:parent-style-name="Standard" style:default-outline-level="">
      <style:paragraph-properties fo:margin-top="0.0835in" fo:margin-bottom="0.0835in" loext:contextual-spacing="false"/>
      <style:text-properties fo:font-style="italic" style:font-style-asian="italic" style:language-complex="ar" style:country-complex="SA"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icrosoft Office User</meta:initial-creator>
    <meta:creation-date>2020-02-21T10:02:00</meta:creation-date>
    <dc:date>2020-03-10T10:11:00</dc:date>
    <meta:editing-cycles>2</meta:editing-cycles>
    <meta:editing-duration>PT2S</meta:editing-duration>
    <meta:document-statistic meta:table-count="0" meta:image-count="0" meta:object-count="0" meta:page-count="2" meta:paragraph-count="27" meta:word-count="951" meta:character-count="5480" meta:non-whitespace-character-count="4528"/>
    <meta:generator>LibreOffice/6.3.5.2$Linux_X86_64 LibreOffice_project/30$Build-2</meta:generator>
    <meta:user-defined meta:name="Operator">Microsoft Office User</meta:user-defined>
  </office:meta>
</office:document-meta>
</file>